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3e2f" officeooo:paragraph-rsid="00103e2f"/>
    </style:style>
    <style:style style:name="P2" style:family="paragraph" style:parent-style-name="Standard">
      <style:text-properties officeooo:rsid="00103e2f" officeooo:paragraph-rsid="00150051"/>
    </style:style>
    <style:style style:name="P3" style:family="paragraph" style:parent-style-name="Standard">
      <style:text-properties fo:color="#ce181e" officeooo:rsid="0013584a" officeooo:paragraph-rsid="0013584a"/>
    </style:style>
    <style:style style:name="P4" style:family="paragraph" style:parent-style-name="Standard">
      <style:text-properties fo:color="#ce181e" officeooo:rsid="001828e9" officeooo:paragraph-rsid="001828e9"/>
    </style:style>
    <style:style style:name="P5" style:family="paragraph" style:parent-style-name="Standard">
      <style:text-properties fo:color="#ce181e" officeooo:rsid="001deb27" officeooo:paragraph-rsid="001deb27"/>
    </style:style>
    <style:style style:name="P6" style:family="paragraph" style:parent-style-name="Standard">
      <style:text-properties fo:color="#ce181e" officeooo:rsid="001deb27" officeooo:paragraph-rsid="002a5db3"/>
    </style:style>
    <style:style style:name="P7" style:family="paragraph" style:parent-style-name="Standard">
      <style:text-properties fo:color="#ce181e" officeooo:rsid="00151f10" officeooo:paragraph-rsid="00151f10"/>
    </style:style>
    <style:style style:name="P8" style:family="paragraph" style:parent-style-name="Standard">
      <style:text-properties fo:color="#ce181e" officeooo:rsid="00150051" officeooo:paragraph-rsid="00150051"/>
    </style:style>
    <style:style style:name="P9" style:family="paragraph" style:parent-style-name="Standard">
      <style:text-properties fo:color="#ce181e" officeooo:rsid="002303da" officeooo:paragraph-rsid="002303da"/>
    </style:style>
    <style:style style:name="P10" style:family="paragraph" style:parent-style-name="Standard">
      <style:text-properties fo:color="#ce181e" officeooo:rsid="002a5db3" officeooo:paragraph-rsid="002a5db3"/>
    </style:style>
    <style:style style:name="P11" style:family="paragraph" style:parent-style-name="Standard">
      <style:text-properties fo:color="#ce181e" officeooo:rsid="003235c8" officeooo:paragraph-rsid="003235c8"/>
    </style:style>
    <style:style style:name="P12" style:family="paragraph" style:parent-style-name="Standard">
      <style:text-properties fo:color="#ce181e" officeooo:rsid="00381878" officeooo:paragraph-rsid="00381878"/>
    </style:style>
    <style:style style:name="P13" style:family="paragraph" style:parent-style-name="Standard">
      <style:text-properties fo:color="#ce181e" officeooo:rsid="00381878" officeooo:paragraph-rsid="0039e339"/>
    </style:style>
    <style:style style:name="P14" style:family="paragraph" style:parent-style-name="Standard">
      <style:text-properties fo:color="#ce181e" officeooo:rsid="00381878" officeooo:paragraph-rsid="003e386e"/>
    </style:style>
    <style:style style:name="P15" style:family="paragraph" style:parent-style-name="Standard">
      <style:text-properties fo:color="#ce181e" officeooo:rsid="0039b7ab" officeooo:paragraph-rsid="0039b7ab"/>
    </style:style>
    <style:style style:name="P16" style:family="paragraph" style:parent-style-name="Standard">
      <style:text-properties fo:color="#ce181e" officeooo:rsid="003c3fe8" officeooo:paragraph-rsid="003c3fe8"/>
    </style:style>
    <style:style style:name="P17" style:family="paragraph" style:parent-style-name="Standard">
      <style:text-properties fo:color="#ce181e" officeooo:rsid="003ff99a" officeooo:paragraph-rsid="003ff99a"/>
    </style:style>
    <style:style style:name="P18" style:family="paragraph" style:parent-style-name="Standard">
      <style:text-properties fo:color="#ce181e" officeooo:rsid="004035e5" officeooo:paragraph-rsid="004035e5"/>
    </style:style>
    <style:style style:name="P19" style:family="paragraph" style:parent-style-name="Standard">
      <style:text-properties fo:color="#ce181e" officeooo:rsid="004182b8" officeooo:paragraph-rsid="004182b8"/>
    </style:style>
    <style:style style:name="P20" style:family="paragraph" style:parent-style-name="Standard">
      <style:text-properties fo:color="#ce181e" officeooo:rsid="0042bf3b" officeooo:paragraph-rsid="0042bf3b"/>
    </style:style>
    <style:style style:name="P21" style:family="paragraph" style:parent-style-name="Standard">
      <style:text-properties fo:color="#ce181e" officeooo:rsid="00483739" officeooo:paragraph-rsid="00483739"/>
    </style:style>
    <style:style style:name="P22" style:family="paragraph" style:parent-style-name="Standard">
      <style:text-properties officeooo:rsid="00150051" officeooo:paragraph-rsid="00150051"/>
    </style:style>
    <style:style style:name="P23" style:family="paragraph" style:parent-style-name="Standard">
      <style:text-properties officeooo:rsid="00151f10" officeooo:paragraph-rsid="00151f10"/>
    </style:style>
    <style:style style:name="P24" style:family="paragraph" style:parent-style-name="Standard">
      <style:text-properties officeooo:rsid="00151f10" officeooo:paragraph-rsid="00161a76"/>
    </style:style>
    <style:style style:name="P25" style:family="paragraph" style:parent-style-name="Standard">
      <style:text-properties officeooo:rsid="00151f10" officeooo:paragraph-rsid="001722e0"/>
    </style:style>
    <style:style style:name="P26" style:family="paragraph" style:parent-style-name="Standard">
      <style:text-properties officeooo:rsid="00151f10" officeooo:paragraph-rsid="001828e9"/>
    </style:style>
    <style:style style:name="P27" style:family="paragraph" style:parent-style-name="Standard">
      <style:text-properties officeooo:rsid="001828e9" officeooo:paragraph-rsid="001828e9"/>
    </style:style>
    <style:style style:name="P28" style:family="paragraph" style:parent-style-name="Standard">
      <style:text-properties officeooo:rsid="001a91ec" officeooo:paragraph-rsid="001a91ec"/>
    </style:style>
    <style:style style:name="P29" style:family="paragraph" style:parent-style-name="Standard">
      <style:text-properties officeooo:rsid="001a91ec" officeooo:paragraph-rsid="001b3798"/>
    </style:style>
    <style:style style:name="P30" style:family="paragraph" style:parent-style-name="Standard">
      <style:text-properties officeooo:rsid="001a91ec" officeooo:paragraph-rsid="001c7b44"/>
    </style:style>
    <style:style style:name="P31" style:family="paragraph" style:parent-style-name="Standard">
      <style:text-properties fo:font-style="italic" officeooo:rsid="001a91ec" officeooo:paragraph-rsid="001a91ec" style:font-style-asian="italic" style:font-style-complex="italic"/>
    </style:style>
    <style:style style:name="P32" style:family="paragraph" style:parent-style-name="Standard">
      <style:text-properties fo:color="#000000" officeooo:rsid="0022d393" officeooo:paragraph-rsid="0022d393"/>
    </style:style>
    <style:style style:name="P33" style:family="paragraph" style:parent-style-name="Standard">
      <style:text-properties fo:color="#000000" officeooo:rsid="002303da" officeooo:paragraph-rsid="002303da"/>
    </style:style>
    <style:style style:name="P34" style:family="paragraph" style:parent-style-name="Standard">
      <style:text-properties fo:color="#000000" officeooo:rsid="0025b2a8" officeooo:paragraph-rsid="0025b2a8"/>
    </style:style>
    <style:style style:name="P35" style:family="paragraph" style:parent-style-name="Standard">
      <style:text-properties fo:color="#000000" officeooo:rsid="00299659" officeooo:paragraph-rsid="002c536e"/>
    </style:style>
    <style:style style:name="P36" style:family="paragraph" style:parent-style-name="Standard">
      <style:text-properties fo:color="#000000" officeooo:rsid="00299659" officeooo:paragraph-rsid="00315277"/>
    </style:style>
    <style:style style:name="P37" style:family="paragraph" style:parent-style-name="Standard">
      <style:text-properties fo:color="#000000" officeooo:rsid="002c536e" officeooo:paragraph-rsid="002c536e"/>
    </style:style>
    <style:style style:name="P38" style:family="paragraph" style:parent-style-name="Standard">
      <style:text-properties fo:color="#000000" officeooo:rsid="002f8699" officeooo:paragraph-rsid="002f8699"/>
    </style:style>
    <style:style style:name="P39" style:family="paragraph" style:parent-style-name="Standard">
      <style:text-properties fo:color="#000000" officeooo:rsid="003235c8" officeooo:paragraph-rsid="003235c8"/>
    </style:style>
    <style:style style:name="P40" style:family="paragraph" style:parent-style-name="Standard">
      <style:text-properties fo:color="#000000" officeooo:rsid="003311b3" officeooo:paragraph-rsid="003311b3"/>
    </style:style>
    <style:style style:name="P41" style:family="paragraph" style:parent-style-name="Standard">
      <style:text-properties fo:color="#000000" officeooo:rsid="003311b3" officeooo:paragraph-rsid="00347987"/>
    </style:style>
    <style:style style:name="P42" style:family="paragraph" style:parent-style-name="Standard">
      <style:text-properties fo:color="#000000" fo:font-style="normal" officeooo:rsid="003311b3" officeooo:paragraph-rsid="00347987" style:font-style-asian="normal" style:font-style-complex="normal"/>
    </style:style>
    <style:style style:name="P43" style:family="paragraph" style:parent-style-name="Standard">
      <style:text-properties fo:color="#000000" fo:font-style="normal" officeooo:rsid="003311b3" officeooo:paragraph-rsid="003311b3" style:font-style-asian="normal" style:font-style-complex="normal"/>
    </style:style>
    <style:style style:name="P44" style:family="paragraph" style:parent-style-name="Standard">
      <style:text-properties fo:color="#000000" officeooo:rsid="00357558" officeooo:paragraph-rsid="00357558"/>
    </style:style>
    <style:style style:name="P45" style:family="paragraph" style:parent-style-name="Standard">
      <style:text-properties fo:color="#000000" officeooo:rsid="00374bb5" officeooo:paragraph-rsid="00374bb5"/>
    </style:style>
    <style:style style:name="P46" style:family="paragraph" style:parent-style-name="Standard">
      <style:text-properties fo:color="#000000" officeooo:rsid="003919ac" officeooo:paragraph-rsid="003919ac"/>
    </style:style>
    <style:style style:name="P47" style:family="paragraph" style:parent-style-name="Standard">
      <style:text-properties fo:color="#000000" officeooo:rsid="00398244" officeooo:paragraph-rsid="00398244"/>
    </style:style>
    <style:style style:name="P48" style:family="paragraph" style:parent-style-name="Standard">
      <style:text-properties fo:color="#000000" officeooo:rsid="0039b7ab" officeooo:paragraph-rsid="0039b7ab"/>
    </style:style>
    <style:style style:name="P49" style:family="paragraph" style:parent-style-name="Standard">
      <style:text-properties fo:color="#000000" officeooo:rsid="0039e339" officeooo:paragraph-rsid="0039e339"/>
    </style:style>
    <style:style style:name="P50" style:family="paragraph" style:parent-style-name="Standard">
      <style:text-properties fo:color="#000000" officeooo:rsid="0039e339" officeooo:paragraph-rsid="003e386e"/>
    </style:style>
    <style:style style:name="P51" style:family="paragraph" style:parent-style-name="Standard">
      <style:text-properties fo:color="#000000" officeooo:rsid="003e386e" officeooo:paragraph-rsid="003e386e"/>
    </style:style>
    <style:style style:name="P52" style:family="paragraph" style:parent-style-name="Standard">
      <style:text-properties fo:color="#000000" officeooo:rsid="003f63fa" officeooo:paragraph-rsid="003f63fa"/>
    </style:style>
    <style:style style:name="P53" style:family="paragraph" style:parent-style-name="Standard">
      <style:text-properties fo:color="#000000" officeooo:rsid="003ff99a" officeooo:paragraph-rsid="003ff99a"/>
    </style:style>
    <style:style style:name="P54" style:family="paragraph" style:parent-style-name="Standard">
      <style:text-properties fo:color="#000000" officeooo:rsid="004152b2" officeooo:paragraph-rsid="004152b2"/>
    </style:style>
    <style:style style:name="P55" style:family="paragraph" style:parent-style-name="Standard">
      <style:text-properties fo:color="#000000" officeooo:rsid="0042bf3b" officeooo:paragraph-rsid="0042bf3b"/>
    </style:style>
    <style:style style:name="P56" style:family="paragraph" style:parent-style-name="Standard">
      <style:text-properties fo:color="#000000" officeooo:rsid="0043f86a" officeooo:paragraph-rsid="0043f86a"/>
    </style:style>
    <style:style style:name="P57" style:family="paragraph" style:parent-style-name="Standard">
      <style:text-properties fo:color="#000000" officeooo:rsid="0045945d" officeooo:paragraph-rsid="0045945d"/>
    </style:style>
    <style:style style:name="P58" style:family="paragraph" style:parent-style-name="Standard">
      <style:text-properties fo:color="#000000" officeooo:rsid="00464ac0" officeooo:paragraph-rsid="00464ac0"/>
    </style:style>
    <style:style style:name="P59" style:family="paragraph" style:parent-style-name="Standard">
      <style:text-properties fo:color="#000000" officeooo:rsid="00464ac0" officeooo:paragraph-rsid="00472708"/>
    </style:style>
    <style:style style:name="P60" style:family="paragraph" style:parent-style-name="Standard">
      <style:text-properties fo:color="#000000" officeooo:rsid="00464ac0" officeooo:paragraph-rsid="00476e8e"/>
    </style:style>
    <style:style style:name="P61" style:family="paragraph" style:parent-style-name="Standard">
      <style:text-properties fo:color="#000000" officeooo:rsid="00472708" officeooo:paragraph-rsid="00472708"/>
    </style:style>
    <style:style style:name="P62" style:family="paragraph" style:parent-style-name="Standard">
      <style:text-properties fo:color="#000000" officeooo:rsid="00472708" officeooo:paragraph-rsid="00476e8e"/>
    </style:style>
    <style:style style:name="P63" style:family="paragraph" style:parent-style-name="Standard">
      <style:text-properties fo:color="#000000" officeooo:rsid="00483739" officeooo:paragraph-rsid="00483739"/>
    </style:style>
    <style:style style:name="P64" style:family="paragraph" style:parent-style-name="Standard">
      <style:text-properties fo:color="#000000" officeooo:rsid="004a8b64" officeooo:paragraph-rsid="004a8b64"/>
    </style:style>
    <style:style style:name="P65" style:family="paragraph" style:parent-style-name="Standard">
      <style:text-properties fo:color="#000000" officeooo:rsid="004aa9c4" officeooo:paragraph-rsid="004aa9c4"/>
    </style:style>
    <style:style style:name="P66" style:family="paragraph" style:parent-style-name="Standard">
      <style:text-properties fo:color="#000000" officeooo:rsid="004c82a5" officeooo:paragraph-rsid="004c82a5"/>
    </style:style>
    <style:style style:name="P67" style:family="paragraph" style:parent-style-name="Standard">
      <style:text-properties fo:color="#000000" officeooo:rsid="004ed55a" officeooo:paragraph-rsid="004ed55a"/>
    </style:style>
    <style:style style:name="P68" style:family="paragraph" style:parent-style-name="Standard">
      <style:text-properties fo:color="#000000" officeooo:rsid="0025b2a8" officeooo:paragraph-rsid="0025b2a8"/>
    </style:style>
    <style:style style:name="P69" style:family="paragraph" style:parent-style-name="Standard">
      <style:text-properties fo:color="#000000" officeooo:rsid="0051c517" officeooo:paragraph-rsid="0051c517"/>
    </style:style>
    <style:style style:name="P70" style:family="paragraph" style:parent-style-name="Standard">
      <style:text-properties fo:color="#000000" officeooo:rsid="0051ed8d" officeooo:paragraph-rsid="0051ed8d"/>
    </style:style>
    <style:style style:name="P71" style:family="paragraph" style:parent-style-name="Standard">
      <style:text-properties fo:color="#000000" officeooo:rsid="0051ed8d" officeooo:paragraph-rsid="0053802a"/>
    </style:style>
    <style:style style:name="P72" style:family="paragraph" style:parent-style-name="Standard">
      <style:text-properties fo:color="#000000" officeooo:rsid="0055104d" officeooo:paragraph-rsid="0055104d"/>
    </style:style>
    <style:style style:name="P73" style:family="paragraph" style:parent-style-name="Standard">
      <style:text-properties fo:color="#000000" officeooo:rsid="00554f38" officeooo:paragraph-rsid="00554f38"/>
    </style:style>
    <style:style style:name="P74" style:family="paragraph" style:parent-style-name="Standard">
      <style:text-properties fo:color="#000000" officeooo:rsid="005812bf" officeooo:paragraph-rsid="005812bf"/>
    </style:style>
    <style:style style:name="P75" style:family="paragraph" style:parent-style-name="Standard">
      <style:text-properties fo:color="#000000" officeooo:rsid="005812bf" officeooo:paragraph-rsid="005c38f0"/>
    </style:style>
    <style:style style:name="P76" style:family="paragraph" style:parent-style-name="Standard">
      <style:text-properties fo:color="#000000" officeooo:rsid="005812bf" officeooo:paragraph-rsid="005e6a76"/>
    </style:style>
    <style:style style:name="P77" style:family="paragraph" style:parent-style-name="Standard">
      <style:text-properties fo:color="#000000" officeooo:rsid="00592032" officeooo:paragraph-rsid="00592032"/>
    </style:style>
    <style:style style:name="P78" style:family="paragraph" style:parent-style-name="Standard">
      <style:text-properties fo:color="#000000" officeooo:rsid="00596afe" officeooo:paragraph-rsid="00596afe"/>
    </style:style>
    <style:style style:name="P79" style:family="paragraph" style:parent-style-name="Standard">
      <style:text-properties fo:color="#000000" officeooo:rsid="005c38f0" officeooo:paragraph-rsid="005e6a76"/>
    </style:style>
    <style:style style:name="P80" style:family="paragraph" style:parent-style-name="Standard">
      <style:text-properties fo:color="#000000" officeooo:rsid="005e6a76" officeooo:paragraph-rsid="005e6a76"/>
    </style:style>
    <style:style style:name="P81" style:family="paragraph" style:parent-style-name="Standard">
      <style:text-properties fo:color="#000000" officeooo:rsid="005e79fd" officeooo:paragraph-rsid="005e79fd"/>
    </style:style>
    <style:style style:name="P82" style:family="paragraph" style:parent-style-name="Standard">
      <style:text-properties fo:color="#000000" officeooo:rsid="0061d155" officeooo:paragraph-rsid="0061d155"/>
    </style:style>
    <style:style style:name="P83" style:family="paragraph" style:parent-style-name="Standard">
      <style:text-properties fo:color="#000000" officeooo:rsid="0061d155" officeooo:paragraph-rsid="006804bd"/>
    </style:style>
    <style:style style:name="P84" style:family="paragraph" style:parent-style-name="Standard">
      <style:text-properties fo:color="#000000" officeooo:rsid="0061d155" officeooo:paragraph-rsid="0075e2d2"/>
    </style:style>
    <style:style style:name="P85" style:family="paragraph" style:parent-style-name="Standard">
      <style:text-properties fo:color="#000000" officeooo:rsid="006202a8" officeooo:paragraph-rsid="006202a8"/>
    </style:style>
    <style:style style:name="P86" style:family="paragraph" style:parent-style-name="Standard">
      <style:text-properties fo:color="#000000" officeooo:rsid="00649ecb" officeooo:paragraph-rsid="00649ecb"/>
    </style:style>
    <style:style style:name="P87" style:family="paragraph" style:parent-style-name="Standard">
      <style:text-properties fo:color="#000000" officeooo:rsid="00649ecb" officeooo:paragraph-rsid="006804bd"/>
    </style:style>
    <style:style style:name="P88" style:family="paragraph" style:parent-style-name="Standard">
      <style:text-properties fo:color="#000000" officeooo:rsid="00649ecb" officeooo:paragraph-rsid="006da8e3"/>
    </style:style>
    <style:style style:name="P89" style:family="paragraph" style:parent-style-name="Standard">
      <style:text-properties fo:color="#000000" officeooo:rsid="006804bd" officeooo:paragraph-rsid="006804bd"/>
    </style:style>
    <style:style style:name="P90" style:family="paragraph" style:parent-style-name="Standard">
      <style:text-properties fo:color="#000000" officeooo:rsid="006804bd" officeooo:paragraph-rsid="006da8e3"/>
    </style:style>
    <style:style style:name="P91" style:family="paragraph" style:parent-style-name="Standard">
      <style:text-properties fo:color="#000000" officeooo:rsid="006804bd" officeooo:paragraph-rsid="0075e2d2"/>
    </style:style>
    <style:style style:name="P92" style:family="paragraph" style:parent-style-name="Standard">
      <style:text-properties fo:color="#000000" officeooo:rsid="0068f47a" officeooo:paragraph-rsid="0068f47a"/>
    </style:style>
    <style:style style:name="P93" style:family="paragraph" style:parent-style-name="Standard">
      <style:text-properties fo:color="#000000" officeooo:rsid="0068f47a" officeooo:paragraph-rsid="0075e2d2"/>
    </style:style>
    <style:style style:name="P94" style:family="paragraph" style:parent-style-name="Standard">
      <style:text-properties fo:color="#000000" officeooo:rsid="0069e2fe" officeooo:paragraph-rsid="0069e2fe"/>
    </style:style>
    <style:style style:name="P95" style:family="paragraph" style:parent-style-name="Standard">
      <style:text-properties fo:color="#000000" officeooo:rsid="0069e2fe" officeooo:paragraph-rsid="0075e2d2"/>
    </style:style>
    <style:style style:name="P96" style:family="paragraph" style:parent-style-name="Standard">
      <style:text-properties fo:color="#000000" officeooo:rsid="006da8e3" officeooo:paragraph-rsid="006da8e3"/>
    </style:style>
    <style:style style:name="P97" style:family="paragraph" style:parent-style-name="Standard">
      <style:text-properties fo:color="#000000" officeooo:rsid="006e7547" officeooo:paragraph-rsid="006e7547"/>
    </style:style>
    <style:style style:name="P98" style:family="paragraph" style:parent-style-name="Standard">
      <style:text-properties fo:color="#000000" officeooo:rsid="00717c69" officeooo:paragraph-rsid="00717c69"/>
    </style:style>
    <style:style style:name="P99" style:family="paragraph" style:parent-style-name="Standard">
      <style:text-properties fo:color="#000000" officeooo:rsid="0075e2d2" officeooo:paragraph-rsid="0075e2d2"/>
    </style:style>
    <style:style style:name="P100" style:family="paragraph" style:parent-style-name="Standard">
      <style:text-properties fo:color="#000000" officeooo:rsid="007732b1" officeooo:paragraph-rsid="007732b1"/>
    </style:style>
    <style:style style:name="P101" style:family="paragraph" style:parent-style-name="Standard">
      <style:text-properties fo:color="#000000" officeooo:rsid="00784594" officeooo:paragraph-rsid="00784594"/>
    </style:style>
    <style:style style:name="P102" style:family="paragraph" style:parent-style-name="Standard">
      <style:text-properties fo:color="#ce181e" officeooo:rsid="0051c517" officeooo:paragraph-rsid="0051c517"/>
    </style:style>
    <style:style style:name="P103" style:family="paragraph" style:parent-style-name="Standard">
      <style:text-properties fo:color="#ce181e" officeooo:rsid="0051ed8d" officeooo:paragraph-rsid="0051ed8d"/>
    </style:style>
    <style:style style:name="P104" style:family="paragraph" style:parent-style-name="Standard">
      <style:text-properties fo:color="#ce181e" officeooo:rsid="0055104d" officeooo:paragraph-rsid="0055104d"/>
    </style:style>
    <style:style style:name="P105" style:family="paragraph" style:parent-style-name="Standard">
      <style:text-properties fo:color="#ce181e" officeooo:rsid="00740e21" officeooo:paragraph-rsid="00740e21"/>
    </style:style>
    <style:style style:name="P106" style:family="paragraph" style:parent-style-name="Standard">
      <style:text-properties fo:color="#ce181e" officeooo:rsid="006e7547" officeooo:paragraph-rsid="006e7547"/>
    </style:style>
    <style:style style:name="P107" style:family="paragraph" style:parent-style-name="Standard">
      <style:text-properties fo:color="#ce181e" officeooo:rsid="00563581" officeooo:paragraph-rsid="00563581"/>
    </style:style>
    <style:style style:name="P108" style:family="paragraph" style:parent-style-name="Standard">
      <style:text-properties fo:color="#ce181e" officeooo:rsid="005e79fd" officeooo:paragraph-rsid="005e79fd"/>
    </style:style>
    <style:style style:name="P109" style:family="paragraph" style:parent-style-name="Standard">
      <style:text-properties fo:color="#ce181e" officeooo:rsid="005fd5e3" officeooo:paragraph-rsid="005fd5e3"/>
    </style:style>
    <style:style style:name="P110" style:family="paragraph" style:parent-style-name="Standard">
      <style:text-properties fo:color="#ce181e" officeooo:rsid="0066e577" officeooo:paragraph-rsid="0066e577"/>
    </style:style>
    <style:style style:name="P111" style:family="paragraph" style:parent-style-name="Standard">
      <style:text-properties fo:color="#ce181e" officeooo:rsid="006bc7d9" officeooo:paragraph-rsid="006bc7d9"/>
    </style:style>
    <style:style style:name="T1" style:family="text">
      <style:text-properties officeooo:rsid="00103e2f"/>
    </style:style>
    <style:style style:name="T2" style:family="text">
      <style:text-properties officeooo:rsid="00161a76"/>
    </style:style>
    <style:style style:name="T3" style:family="text">
      <style:text-properties officeooo:rsid="001722e0"/>
    </style:style>
    <style:style style:name="T4" style:family="text">
      <style:text-properties officeooo:rsid="001828e9"/>
    </style:style>
    <style:style style:name="T5" style:family="text">
      <style:text-properties officeooo:rsid="0018d024"/>
    </style:style>
    <style:style style:name="T6" style:family="text">
      <style:text-properties officeooo:rsid="001b3798"/>
    </style:style>
    <style:style style:name="T7" style:family="text">
      <style:text-properties officeooo:rsid="001c7b44"/>
    </style:style>
    <style:style style:name="T8" style:family="text">
      <style:text-properties officeooo:rsid="001fab1f"/>
    </style:style>
    <style:style style:name="T9" style:family="text">
      <style:text-properties officeooo:rsid="002303da"/>
    </style:style>
    <style:style style:name="T10" style:family="text">
      <style:text-properties officeooo:rsid="0025b2a8"/>
    </style:style>
    <style:style style:name="T11" style:family="text">
      <style:text-properties officeooo:rsid="0026da49"/>
    </style:style>
    <style:style style:name="T12" style:family="text">
      <style:text-properties officeooo:rsid="00299659"/>
    </style:style>
    <style:style style:name="T13" style:family="text">
      <style:text-properties officeooo:rsid="002c536e"/>
    </style:style>
    <style:style style:name="T14" style:family="text">
      <style:text-properties officeooo:rsid="002ded36"/>
    </style:style>
    <style:style style:name="T15" style:family="text">
      <style:text-properties style:text-position="super 58%"/>
    </style:style>
    <style:style style:name="T16" style:family="text">
      <style:text-properties fo:color="#579835"/>
    </style:style>
    <style:style style:name="T17" style:family="text">
      <style:text-properties officeooo:rsid="003311b3"/>
    </style:style>
    <style:style style:name="T18" style:family="text">
      <style:text-properties officeooo:rsid="00347987"/>
    </style:style>
    <style:style style:name="T19" style:family="text">
      <style:text-properties officeooo:rsid="00398244"/>
    </style:style>
    <style:style style:name="T20" style:family="text">
      <style:text-properties officeooo:rsid="003ade28"/>
    </style:style>
    <style:style style:name="T21" style:family="text">
      <style:text-properties officeooo:rsid="00404dc7"/>
    </style:style>
    <style:style style:name="T22" style:family="text">
      <style:text-properties officeooo:rsid="0043f86a"/>
    </style:style>
    <style:style style:name="T23" style:family="text">
      <style:text-properties officeooo:rsid="00476e8e"/>
    </style:style>
    <style:style style:name="T24" style:family="text">
      <style:text-properties officeooo:rsid="004aa9c4"/>
    </style:style>
    <style:style style:name="T25" style:family="text">
      <style:text-properties officeooo:rsid="004d5258"/>
    </style:style>
    <style:style style:name="T26" style:family="text">
      <style:text-properties officeooo:rsid="004ddeb9"/>
    </style:style>
    <style:style style:name="T27" style:family="text">
      <style:text-properties officeooo:rsid="004ed55a"/>
    </style:style>
    <style:style style:name="T28" style:family="text">
      <style:text-properties officeooo:rsid="0051ed8d"/>
    </style:style>
    <style:style style:name="T29" style:family="text">
      <style:text-properties officeooo:rsid="00530ca1"/>
    </style:style>
    <style:style style:name="T30" style:family="text">
      <style:text-properties officeooo:rsid="005b2934"/>
    </style:style>
    <style:style style:name="T31" style:family="text">
      <style:text-properties officeooo:rsid="005c38f0"/>
    </style:style>
    <style:style style:name="T32" style:family="text">
      <style:text-properties officeooo:rsid="0061d155"/>
    </style:style>
    <style:style style:name="T33" style:family="text">
      <style:text-properties officeooo:rsid="006202a8"/>
    </style:style>
    <style:style style:name="T34" style:family="text">
      <style:text-properties officeooo:rsid="006804bd"/>
    </style:style>
    <style:style style:name="T35" style:family="text">
      <style:text-properties officeooo:rsid="006a0e6f"/>
    </style:style>
    <style:style style:name="T36" style:family="text">
      <style:text-properties officeooo:rsid="006da8e3"/>
    </style:style>
    <style:style style:name="T37" style:family="text">
      <style:text-properties officeooo:rsid="00717c69"/>
    </style:style>
    <style:style style:name="T38" style:family="text">
      <style:text-properties officeooo:rsid="0075e2d2"/>
    </style:style>
    <style:style style:name="T39" style:family="text">
      <style:text-properties officeooo:rsid="007732b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Lesson 10: CSS Conflicts <text:s/>&amp; the Cascade</text:p>
      <text:p text:style-name="P65">Cascading order from top to the bottom: the bottom rule overrides the top one (if the selectors are identical, which among others means that they have exactly the same level of specificity)</text:p>
      <text:p text:style-name="P66"/>
      <text:p text:style-name="P66">Embedded styling overrides ext<text:span text:style-name="T25">er</text:span>nal style sheet styles, because it comes after the reference to the external style sheet.</text:p>
      <text:p text:style-name="P66">Inline style overrides ext<text:span text:style-name="T25">er</text:span>nal style sheet styles, because inline style comes after the reference to the external style sheet.</text:p>
      <text:p text:style-name="P66"/>
      <text:p text:style-name="P67">body span {color: red}</text:p>
      <text:p text:style-name="P67">span {color: blue}</text:p>
      <text:p text:style-name="P63">/*<text:span text:style-name="T27">The top rule applies, because it is more specific.</text:span></text:p>
      <text:p text:style-name="P21"/>
      <text:p text:style-name="P21">Lesson 11: Inheritance</text:p>
      <text:p text:style-name="P64">&lt;body&gt;</text:p>
      <text:p text:style-name="P64">&lt;div&gt;&lt;p&gt;&lt;/p&gt;&lt;/div&gt;</text:p>
      <text:p text:style-name="P64">&lt;p&gt;&lt;/p&gt;</text:p>
      <text:p text:style-name="P64">&lt;/body&gt;</text:p>
      <text:p text:style-name="P64"/>
      <text:p text:style-name="P64">body{color: red;}</text:p>
      <text:p text:style-name="P64">/*Everything within body inherits style from body, so color of everything is red (apart from e.g. links which have a default browser style: <text:span text:style-name="T24">default browser style overrides inherited styles</text:span>)</text:p>
      <text:p text:style-name="P64"/>
      <text:p text:style-name="P64">body{color: red;}</text:p>
      <text:p text:style-name="P64">div{color: blue;}</text:p>
      <text:p text:style-name="P64">/*div style overrides the body style</text:p>
      <text:p text:style-name="P64"/>
      <text:p text:style-name="P21"/>
      <text:p text:style-name="P19">Lesson 12: Selector Specificity <text:span text:style-name="T22">(when there are conflicts)</text:span></text:p>
      <text:p text:style-name="P55">Cascading order without specific selector: the last rule wins.</text:p>
      <text:p text:style-name="P55"/>
      <text:p text:style-name="P56">p{color: black;}</text:p>
      <text:p text:style-name="P56">p{color: red;}</text:p>
      <text:p text:style-name="P56">/*The second rule wins</text:p>
      <text:p text:style-name="P56"/>
      <text:p text:style-name="P56">#main-content p{color: black;}</text:p>
      <text:p text:style-name="P56">p{color: red;}</text:p>
      <text:p text:style-name="P56">/*The first rule wins (101 points &gt; 1 point), because it is more specific</text:p>
      <text:p text:style-name="P56"/>
      <text:p text:style-name="P56">ID’s: 100 points</text:p>
      <text:p text:style-name="P56">Classes: 10 points</text:p>
      <text:p text:style-name="P56">Elements: 1 point</text:p>
      <text:p text:style-name="P57">Selector with the most points wins.</text:p>
      <text:p text:style-name="P56"/>
      <text:p text:style-name="P58">#main-content p{color: red;}</text:p>
      <text:p text:style-name="P58">p{color: black;}</text:p>
      <text:p text:style-name="P58">/*First rule wins so every p tag inside of #main-content will be red, all other p tags will be black.</text:p>
      <text:p text:style-name="P56"/>
      <text:p text:style-name="P59">#main-content p{color: red;}</text:p>
      <text:p text:style-name="P59">p{color: black;}</text:p>
      <text:p text:style-name="P61">.test{color: green;}</text:p>
      <text:p text:style-name="P61">/*First rule wins (although class .test is inside #main-content), because class gets 10 points.</text:p>
      <text:p text:style-name="P61"><text:soft-page-break/></text:p>
      <text:p text:style-name="P61">&lt;div id=”main-content”&gt;</text:p>
      <text:p text:style-name="P61">&lt;p&gt;Hello &lt;strong&gt;developers&lt;/strong&gt;. Contact us!&lt;/p&gt;</text:p>
      <text:p text:style-name="P61">&lt;p class=”test”&gt;Aren’s paragaphs cool?&lt;/p&gt;</text:p>
      <text:p text:style-name="P61"/>
      <text:p text:style-name="P59">#main-content p{color: red;}</text:p>
      <text:p text:style-name="P59">p{color: black;}</text:p>
      <text:p text:style-name="P61">.test{color: green;}</text:p>
      <text:p text:style-name="P61">strong{<text:span text:style-name="T23">color: green;</text:span>}</text:p>
      <text:p text:style-name="P61">/*strong only inherits <text:span text:style-name="T23">from p (so its should be red), which is specifically targeted by the first rule. So you can overwrite it by writing a rule explicitly for a strong tag.</text:span></text:p>
      <text:p text:style-name="P61"/>
      <text:p text:style-name="P60">#main-content <text:span text:style-name="T23">strong</text:span>{color: red;}</text:p>
      <text:p text:style-name="P60">p{color: black;}</text:p>
      <text:p text:style-name="P62">.test{color: green;}</text:p>
      <text:p text:style-name="P62">strong{<text:span text:style-name="T23">color: green;</text:span>}</text:p>
      <text:p text:style-name="P62">/*<text:span text:style-name="T23">This will not change the color of strong from red to green, because the first rule specifically targets strong and it has more points than the last one.</text:span></text:p>
      <text:p text:style-name="P61"/>
      <text:p text:style-name="P20"/>
      <text:p text:style-name="P18">Lesson 13: The Important Declaration</text:p>
      <text:p text:style-name="P54">Make a property important, so that nothing else can override it. </text:p>
      <text:p text:style-name="P54"/>
      <text:p text:style-name="P54">p{color: red;}</text:p>
      <text:p text:style-name="P54">#main-content p{color: blue;}</text:p>
      <text:p text:style-name="P54">/*The second selector one will win, because it is more specific and moreover it is second in the cascading order.</text:p>
      <text:p text:style-name="P54"/>
      <text:p text:style-name="P54">p{color: red !important;}</text:p>
      <text:p text:style-name="P54">#main-content p{color: blue;}</text:p>
      <text:p text:style-name="P54">/*The first selector will win, because it is declared as important.</text:p>
      <text:p text:style-name="P17"/>
      <text:p text:style-name="P17"/>
      <text:p text:style-name="P17">Lesson 14: Targeting Multiple Elements</text:p>
      <text:p text:style-name="P53">p, article, span, <text:span text:style-name="T21">li, a</text:span>{<text:span text:style-name="T26">color: red;</text:span>}</text:p>
      <text:p text:style-name="P16"/>
      <text:p text:style-name="P16"/>
      <text:p text:style-name="P16">Lesson 15: Descendant selectors</text:p>
      <text:p text:style-name="P51">#main-content p{</text:p>
      <text:p text:style-name="P51">}</text:p>
      <text:p text:style-name="P50">/* all p tags that are descend<text:span text:style-name="T20">a</text:span>nts (children, grandchildren etc.) of the element with id #main-content </text:p>
      <text:p text:style-name="P14"/>
      <text:p text:style-name="P52">#main-content #sub-content p{</text:p>
      <text:p text:style-name="P52">}</text:p>
      <text:p text:style-name="P52">/*(parent child grandchild)</text:p>
      <text:p text:style-name="P15"/>
      <text:p text:style-name="P15"/>
      <text:p text:style-name="P15">Lesson 16: Child selectors</text:p>
      <text:p text:style-name="P48"/>
      <text:p text:style-name="P49">#main-content &gt; p {</text:p>
      <text:p text:style-name="P49">}</text:p>
      <text:p text:style-name="P49">/* all p tags that are direct children of the element with id #main-content </text:p>
      <text:p text:style-name="P13"><text:soft-page-break/></text:p>
      <text:p text:style-name="P49">#main-content p{</text:p>
      <text:p text:style-name="P49">}</text:p>
      <text:p text:style-name="P49">/* all p tags that are descend<text:span text:style-name="T20">a</text:span>nts (children, grandchildren etc.) of the element with id #main-content </text:p>
      <text:p text:style-name="P12"/>
      <text:p text:style-name="P12"/>
      <text:p text:style-name="P12">Lesson 17: Adjacent selectors</text:p>
      <text:p text:style-name="P46"><text:span text:style-name="T19">Adjacent selector s</text:span>elects an element which comes directly after another element.</text:p>
      <text:p text:style-name="P47">#all-articles h2 + p{</text:p>
      <text:p text:style-name="P47">}</text:p>
      <text:p text:style-name="P47"/>
      <text:p text:style-name="P47">/*all p tags that are in #all-articles and are directly after h2</text:p>
      <text:p text:style-name="P11"/>
      <text:p text:style-name="P11"/>
      <text:p text:style-name="P11">Lesson 18: Attribute selectors</text:p>
      <text:p text:style-name="P11"/>
      <text:p text:style-name="P39">span[class]{</text:p>
      <text:p text:style-name="P39">}</text:p>
      <text:p text:style-name="P39">/*all span <text:span text:style-name="T17">elements </text:span>that <text:span text:style-name="T17">with </text:span>any class attribute associated with <text:span text:style-name="T17">them</text:span></text:p>
      <text:p text:style-name="P39"/>
      <text:p text:style-name="P40">div[id]{</text:p>
      <text:p text:style-name="P40">}</text:p>
      <text:p text:style-name="P40">/*all div elements with id attribute associated with them</text:p>
      <text:p text:style-name="P40"/>
      <text:p text:style-name="P40">span[class=”deck”]{</text:p>
      <text:p text:style-name="P40">}</text:p>
      <text:p text:style-name="P40">/*all span elements with class equal to “deck” associated with them</text:p>
      <text:p text:style-name="P40"/>
      <text:p text:style-name="P41">span[class<text:span text:style-name="T18">~</text:span>=”deck”]{</text:p>
      <text:p text:style-name="P41">}</text:p>
      <text:p text:style-name="P42">*all span elements with class <text:span text:style-name="T18">that contains</text:span> “deck” <text:span text:style-name="T18">(multiple class that contains)</text:span>, <text:span text:style-name="T18">so e.g. in &lt;span class=”deck hallo”&gt;&lt;span&gt;</text:span></text:p>
      <text:p text:style-name="P43"/>
      <text:p text:style-name="P40">a[title=”Search engine”]{</text:p>
      <text:p text:style-name="P40">}</text:p>
      <text:p text:style-name="P40"/>
      <text:p text:style-name="P44">a[href$=”pdf”]{</text:p>
      <text:p text:style-name="P44">}</text:p>
      <text:p text:style-name="P44">/*all a elements whose ending of the value of href attribute is “pdf”</text:p>
      <text:p text:style-name="P40"/>
      <text:p text:style-name="P45">a[href^=”http”]{</text:p>
      <text:p text:style-name="P45">}</text:p>
      <text:p text:style-name="P45">/*all a elements whose beginning of the value of href attribute is “http”</text:p>
      <text:p text:style-name="P10"/>
      <text:p text:style-name="P10"/>
      <text:p text:style-name="P10">Lesson 19: Pseudo <text:span text:style-name="T13">classes</text:span></text:p>
      <text:p text:style-name="P10"/>
      <text:p text:style-name="P37">Special keywords that go after selectors. They are <text:span text:style-name="T12">are an extension to normal CSS selectors. </text:span>They can be used to target:</text:p>
      <text:p text:style-name="P37">-special behavioral states or </text:p>
      <text:p text:style-name="P37">-advanced structural elements.</text:p>
      <text:p text:style-name="P37"/>
      <text:p text:style-name="P37"><text:soft-page-break/>Pseudo class groups are named dynamic (e.g. hover effects) or structural (e.g. advanced parent-child relationships) accordingly.</text:p>
      <text:p text:style-name="P35"/>
      <text:p text:style-name="P37">Dynamic pseudo classes <text:span text:style-name="T14">allow to style an element in relation to user actions such as</text:span>:</text:p>
      <text:p text:style-name="P37">-Whether a link is being hovered over</text:p>
      <text:p text:style-name="P37">-Whether a button is being pressed</text:p>
      <text:p text:style-name="P37">-Whether a tick box has been checked</text:p>
      <text:p text:style-name="P37"/>
      <text:p text:style-name="P38">Structural pseudo classes allow to style elements based on advanced structural techniques not possible from ordinary CSS selectors, e.g.:</text:p>
      <text:p text:style-name="P38">-The 5<text:span text:style-name="T15">th</text:span> &lt;li&gt; tag in a list</text:p>
      <text:p text:style-name="P38">-A parent tag that has no children</text:p>
      <text:p text:style-name="P38"/>
      <text:p text:style-name="P36">selector:<text:span text:style-name="T16">keyword</text:span>{declaration}</text:p>
      <text:p text:style-name="P36"/>
      <text:p text:style-name="P39">#id:hover{</text:p>
      <text:p text:style-name="P39">}</text:p>
      <text:p text:style-name="P39"/>
      <text:p text:style-name="P39">.class:hover{</text:p>
      <text:p text:style-name="P39">}</text:p>
      <text:p text:style-name="P39"/>
      <text:p text:style-name="P39">a:hover{</text:p>
      <text:p text:style-name="P39">}</text:p>
      <text:p text:style-name="P10"/>
      <text:p text:style-name="P3"/>
      <text:p text:style-name="P3">Lesson 2<text:span text:style-name="T12">0: Behavioral pseudo classes: Hover, visited and active pseudo classes</text:span></text:p>
      <text:p text:style-name="P1"/>
      <text:p text:style-name="P1">a:hover{</text:p>
      <text:p text:style-name="P1">}</text:p>
      <text:p text:style-name="P1"/>
      <text:p text:style-name="P1">a:active{</text:p>
      <text:p text:style-name="P1">}</text:p>
      <text:p text:style-name="P1"/>
      <text:p text:style-name="P1">a:visited{</text:p>
      <text:p text:style-name="P1">}</text:p>
      <text:p text:style-name="P1"/>
      <text:p text:style-name="P1"/>
      <text:p text:style-name="P6">Lesson 21: Structural pseudo classes: First and last child classes</text:p>
      <text:p text:style-name="P1"/>
      <text:p text:style-name="P1">parent child:first-child{</text:p>
      <text:p text:style-name="P1">}</text:p>
      <text:p text:style-name="P1"/>
      <text:p text:style-name="P1">e.g. article p:first-child{</text:p>
      <text:p text:style-name="P1">}</text:p>
      <text:p text:style-name="P1"/>
      <text:p text:style-name="P1">parent child:last-child{</text:p>
      <text:p text:style-name="P1">}</text:p>
      <text:p text:style-name="P1"/>
      <text:p text:style-name="P1">e.g. <text:span text:style-name="T8">article p</text:span>:last-child{</text:p>
      <text:p text:style-name="P1">}</text:p>
      <text:p text:style-name="P1"/>
      <text:p text:style-name="P1"/>
      <text:p text:style-name="P8"><text:soft-page-break/>Lesson 22: First/last of type pseudo classes</text:p>
      <text:p text:style-name="P1"/>
      <text:p text:style-name="P22">e.g. <text:span text:style-name="T1">article p:first-</text:span>of-type<text:span text:style-name="T1">{</text:span></text:p>
      <text:p text:style-name="P2">}</text:p>
      <text:p text:style-name="P2"/>
      <text:p text:style-name="P22"><text:span text:style-name="T1">article p:</text:span>last<text:span text:style-name="T1">-</text:span>of-type<text:span text:style-name="T1">{</text:span></text:p>
      <text:p text:style-name="P2">}</text:p>
      <text:p text:style-name="P2"/>
      <text:p text:style-name="P2"/>
      <text:p text:style-name="P7">Lesson 23: Nth child pseudo classes</text:p>
      <text:p text:style-name="P23"/>
      <text:p text:style-name="P23">e.g. li:nth-child(7){</text:p>
      <text:p text:style-name="P23">}</text:p>
      <text:p text:style-name="P28">li- odnosi się do tagu, dla którego chcemy zdefiniować styl</text:p>
      <text:p text:style-name="P28">7- odnosi się, do numeru dziecka rodzica tagu li (czyli siódme dziecko rodzica li – dzieci mogą mieć różne tagi, nie tylko li)</text:p>
      <text:p text:style-name="P23"/>
      <text:p text:style-name="P24">li:nth-child(<text:span text:style-name="T2">1</text:span>), <text:span text:style-name="T2">li:nth-child(7)</text:span>{</text:p>
      <text:p text:style-name="P24">}</text:p>
      <text:p text:style-name="P24"/>
      <text:p text:style-name="P25">li:nth-child(<text:span text:style-name="T3">even)</text:span>{</text:p>
      <text:p text:style-name="P25">}</text:p>
      <text:p text:style-name="P25"/>
      <text:p text:style-name="P25">li:nth-child(<text:span text:style-name="T3">odd)</text:span>{</text:p>
      <text:p text:style-name="P25">}</text:p>
      <text:p text:style-name="P25"/>
      <text:p text:style-name="P26">li:nth-child(<text:span text:style-name="T4">2n+1)</text:span>{</text:p>
      <text:p text:style-name="P26">}</text:p>
      <text:p text:style-name="P26"/>
      <text:p text:style-name="P26"/>
      <text:p text:style-name="P4">Lesson 24: nth of Type <text:span text:style-name="T5">Pseudo Classes</text:span></text:p>
      <text:p text:style-name="P27"/>
      <text:p text:style-name="P28">e.g. article:nth-of-type(2){</text:p>
      <text:p text:style-name="P28">}</text:p>
      <text:p text:style-name="P31">/*second article on a page</text:p>
      <text:p text:style-name="P23"/>
      <text:p text:style-name="P23"/>
      <text:p text:style-name="P29">article:nth-of-type(<text:span text:style-name="T6">odd</text:span>){</text:p>
      <text:p text:style-name="P29">}</text:p>
      <text:p text:style-name="P23"/>
      <text:p text:style-name="P30">article:nth-of-type(<text:span text:style-name="T7">2n+1</text:span>){</text:p>
      <text:p text:style-name="P30">}</text:p>
      <text:p text:style-name="P30"/>
      <text:p text:style-name="P30"/>
      <text:p text:style-name="P5">Lesson 25: Combining selectors</text:p>
      <text:p text:style-name="P32">article.featured-content{</text:p>
      <text:p text:style-name="P32">}</text:p>
      <text:p text:style-name="P32">/*That’s in case we have two different tags (e.g. article and div) with a class “featured-content”</text:p>
      <text:p text:style-name="P32">/*<text:span text:style-name="T9">Attention: there is no space between. If there was a space it would mean: take .feature content class which is a descendant of article.</text:span></text:p>
      <text:p text:style-name="P32"/>
      <text:p text:style-name="P32"/>
      <text:p text:style-name="P9"><text:soft-page-break/>Lesson 26: Universal selector</text:p>
      <text:p text:style-name="P33">*<text:span text:style-name="T10">{</text:span></text:p>
      <text:p text:style-name="P34">}</text:p>
      <text:p text:style-name="P34">/*selects every tag on the page, <text:span text:style-name="T11">all of the tags are not inheriting this style, so it’s not the same as body{}, because in the latter case the browser may overwrite inherited styles e.g. styles of links with some default browser styles</text:span></text:p>
      <text:p text:style-name="P34"/>
      <text:p text:style-name="P34"/>
      <text:p text:style-name="P102">Lesson 31: Text transform (upper and lower cases)</text:p>
      <text:p text:style-name="P69"/>
      <text:p text:style-name="P69">p{text-transform: e.g. uppercase/<text:span text:style-name="T28">capitalize</text:span>;}</text:p>
      <text:p text:style-name="P69"/>
      <text:p text:style-name="P69"/>
      <text:p text:style-name="P103">Lesson 32: Text colour</text:p>
      <text:p text:style-name="P70">Text/foreground colour: p{color: e.g. red;}</text:p>
      <text:p text:style-name="P70">Background colour <text:span text:style-name="T29">p{background-color: e.g. blue;}</text:span></text:p>
      <text:p text:style-name="P71"><text:span text:style-name="T29"><text:tab/><text:tab/> <text:s text:c="7"/>p{background: e.g. blue or url of an image;}</text:span></text:p>
      <text:p text:style-name="P71"/>
      <text:p text:style-name="P104">Lesson 33: Styling links</text:p>
      <text:p text:style-name="P72">a {</text:p>
      <text:p text:style-name="P72">color: red;</text:p>
      <text:p text:style-name="P72">text-decoration: none;</text:p>
      <text:p text:style-name="P72">font-weight: bold;</text:p>
      <text:p text:style-name="P72">}</text:p>
      <text:p text:style-name="P72"/>
      <text:p text:style-name="P73">a:hover{</text:p>
      <text:p text:style-name="P73">text-decoration: underline;</text:p>
      <text:p text:style-name="P73">}</text:p>
      <text:p text:style-name="P73"/>
      <text:p text:style-name="P107">Lesson 34: Letter spacing &amp; Line Height</text:p>
      <text:p text:style-name="P74">p{letter-spacing: 10px;}</text:p>
      <text:p text:style-name="P75"/>
      <text:p text:style-name="P77">p{word-spacing: 2px;}</text:p>
      <text:p text:style-name="P78">p{line-height: 12px;} /*<text:span text:style-name="T30">height of the line of words</text:span></text:p>
      <text:p text:style-name="P78"/>
      <text:p text:style-name="P76">p{</text:p>
      <text:p text:style-name="P79">font-size: 12px;</text:p>
      <text:p text:style-name="P76">letter-spacing: <text:span text:style-name="T31">2em</text:span>;</text:p>
      <text:p text:style-name="P76">}</text:p>
      <text:p text:style-name="P76">/*<text:span text:style-name="T31">12px are inherited from the line above and then multiplied by 2, so it’s the equivalent of specifying 24px</text:span></text:p>
      <text:p text:style-name="P80">It works the same with word-spacing and with line-height.</text:p>
      <text:p text:style-name="P80"/>
      <text:p text:style-name="P80"/>
      <text:p text:style-name="P108">Lesson 35: Paragraph spacing</text:p>
      <text:p text:style-name="P81"><text:bookmark-start text:name="__DdeLink__599_2493807682"/>p{</text:p>
      <text:p text:style-name="P81">font-size: 14px;</text:p>
      <text:p text:style-name="P81">line-height: 2em; (so 28px)</text:p>
      <text:p text:style-name="P81">margin-bottom: 32px; /*control space between p tags, i.e. at the bottom of each p tag</text:p>
      <text:p text:style-name="P81">}<text:bookmark-end text:name="__DdeLink__599_2493807682"/></text:p>
      <text:p text:style-name="P81"/>
      <text:p text:style-name="P109">Lesson 36: The box model</text:p>
      <text:p text:style-name="P84"><text:soft-page-break/><text:span text:style-name="T38">div</text:span>{</text:p>
      <text:p text:style-name="P82">margin: 30px; /*controls the external margin</text:p>
      <text:p text:style-name="P82">padding: 30px; /*controls the internal margi<text:span text:style-name="T33">n</text:span></text:p>
      <text:p text:style-name="P82">border: 1px solid black; /*<text:span text:style-name="T33">border of the content box</text:span></text:p>
      <text:p text:style-name="P85">width: 400px; /*width of the content box</text:p>
      <text:p text:style-name="P85">height: 200px; /*height of the content box</text:p>
      <text:p text:style-name="P86">}</text:p>
      <text:p text:style-name="P86"/>
      <text:p text:style-name="P86">/*If instead width would be 100%, then there is overflow, because to 100% we add 30px+30px+1px <text:s text:c="2"/>on each side</text:p>
      <text:p text:style-name="P86"/>
      <text:p text:style-name="P86"/>
      <text:p text:style-name="P110">Lesson 37: Margins</text:p>
      <text:p text:style-name="P91"><text:span text:style-name="T38">div{</text:span></text:p>
      <text:p text:style-name="P83">margin: 30px <text:span text:style-name="T34">20px 15px 5px</text:span>; /*<text:span text:style-name="T34">clockwise </text:span></text:p>
      <text:p text:style-name="P87">}</text:p>
      <text:p text:style-name="P87"/>
      <text:p text:style-name="P93"><text:span text:style-name="T38">div</text:span>{</text:p>
      <text:p text:style-name="P89">margin: 30px 15px; /*top and bottom margins: 30px, left and right margins: 15px</text:p>
      <text:p text:style-name="P92">}</text:p>
      <text:p text:style-name="P92"/>
      <text:p text:style-name="P92">Vertical margin collapse (margins collapse between block elements: the max of the two margins)</text:p>
      <text:p text:style-name="P92"/>
      <text:p text:style-name="P95"><text:span text:style-name="T38">div</text:span>{</text:p>
      <text:p text:style-name="P94">margin: <text:span text:style-name="T35">30px </text:span>auto; /*<text:span text:style-name="T35">sits the content box in the middle of the screen</text:span></text:p>
      <text:p text:style-name="P94">}</text:p>
      <text:p text:style-name="P94"/>
      <text:p text:style-name="P94"/>
      <text:p text:style-name="P111">Lesson 38: Padding</text:p>
      <text:p text:style-name="P91"><text:span text:style-name="T38">div{</text:span></text:p>
      <text:p text:style-name="P90"><text:span text:style-name="T36">padding: 30px 20px 15px 5px; /*clockwise </text:span></text:p>
      <text:p text:style-name="P88">}</text:p>
      <text:p text:style-name="P88"/>
      <text:p text:style-name="P96">/*The same tricks as with margins</text:p>
      <text:p text:style-name="P96"/>
      <text:p text:style-name="P96"/>
      <text:p text:style-name="P106">Lesson 39: Padding &amp; Margin Long-hand <text:span text:style-name="T37">method</text:span></text:p>
      <text:p text:style-name="P98"><text:span text:style-name="T38">div</text:span>{</text:p>
      <text:p text:style-name="P98"><text:bookmark-start text:name="__DdeLink__603_2493807682"/>margin-top: 10px;</text:p>
      <text:p text:style-name="P98">margin-bottom: 2px;</text:p>
      <text:p text:style-name="P98">margin-left: 20px;</text:p>
      <text:p text:style-name="P98">margin-right: 5px;<text:bookmark-end text:name="__DdeLink__603_2493807682"/></text:p>
      <text:p text:style-name="P98">}</text:p>
      <text:p text:style-name="P98"/>
      <text:p text:style-name="P98">/*The same with padding</text:p>
      <text:p text:style-name="P98"/>
      <text:p text:style-name="P98"/>
      <text:p text:style-name="P105">Lesson 40: Border</text:p>
      <text:p text:style-name="P99">div{</text:p>
      <text:p text:style-name="P99">border: <text:span text:style-name="T39">10px (for </text:span>width<text:span text:style-name="T39">)</text:span> <text:span text:style-name="T39">solid (for </text:span>style<text:span text:style-name="T39">)</text:span> <text:span text:style-name="T39">blue (for </text:span>color<text:span text:style-name="T39">)</text:span>;</text:p>
      <text:p text:style-name="P99">}</text:p>
      <text:p text:style-name="P99"/>
      <text:p text:style-name="P100"><text:soft-page-break/>or</text:p>
      <text:p text:style-name="P100">border-top-width: 10px;</text:p>
      <text:p text:style-name="P100">border-top-style: solid;</text:p>
      <text:p text:style-name="P100">border-top-color: blue;</text:p>
      <text:p text:style-name="P97"/>
      <text:p text:style-name="P101"/>
      <text:p text:style-name="P9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16:35:03.274418952</meta:creation-date>
    <dc:date>2018-10-29T21:03:07.851540361</dc:date>
    <meta:editing-duration>PT4H17M48S</meta:editing-duration>
    <meta:editing-cycles>87</meta:editing-cycles>
    <meta:generator>LibreOffice/6.0.6.2$Linux_X86_64 LibreOffice_project/00m0$Build-2</meta:generator>
    <meta:document-statistic meta:table-count="0" meta:image-count="0" meta:object-count="0" meta:page-count="8" meta:paragraph-count="241" meta:word-count="1247" meta:character-count="8062" meta:non-whitespace-character-count="7035"/>
  </office:meta>
</office:document-meta>
</file>